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pple-system" svg:font-family="apple-system, BlinkMacSystemFont, 'Segoe UI', Helvetica, Arial, sans-serif, 'Apple Color Emoji', 'Segoe UI Emoji', 'Segoe UI Symbol'"/>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text-properties officeooo:rsid="001e8e3b" officeooo:paragraph-rsid="001e8e3b"/>
    </style:style>
    <style:style style:name="P7" style:family="paragraph" style:parent-style-name="Standard">
      <style:text-properties officeooo:rsid="001ffe67" officeooo:paragraph-rsid="001ffe67"/>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Footer">
      <style:text-properties style:font-name-asian="Symbol" style:font-name-complex="Symbol"/>
    </style:style>
    <style:style style:name="P11" style:family="paragraph" style:parent-style-name="InfoBlue">
      <style:text-properties fo:color="#000000" officeooo:rsid="001bb0ab" officeooo:paragraph-rsid="001bb0ab"/>
    </style:style>
    <style:style style:name="P12" style:family="paragraph" style:parent-style-name="InfoBlue">
      <style:text-properties fo:color="#000000" officeooo:rsid="001e3386" officeooo:paragraph-rsid="001e3386"/>
    </style:style>
    <style:style style:name="P13" style:family="paragraph" style:parent-style-name="InfoBlue">
      <style:paragraph-properties fo:margin-left="0cm" fo:margin-right="0cm" fo:text-indent="0.635cm" style:auto-text-indent="false"/>
    </style:style>
    <style:style style:name="P14" style:family="paragraph" style:parent-style-name="Standard">
      <style:paragraph-properties fo:margin-left="0cm" fo:margin-right="0cm" fo:text-indent="0cm" style:auto-text-indent="false"/>
      <style:text-properties officeooo:rsid="001e8e3b" officeooo:paragraph-rsid="001e8e3b"/>
    </style:style>
    <style:style style:name="P15" style:family="paragraph" style:parent-style-name="Heading_20_2">
      <style:paragraph-properties fo:margin-left="0cm" fo:margin-right="0cm" fo:text-indent="0cm" style:auto-text-indent="false"/>
      <style:text-properties officeooo:rsid="001e8e3b" officeooo:paragraph-rsid="001e8e3b"/>
    </style:style>
    <style:style style:name="P16" style:family="paragraph" style:parent-style-name="Heading_20_2">
      <style:text-properties officeooo:rsid="001e8e3b" officeooo:paragraph-rsid="001e8e3b"/>
    </style:style>
    <style:style style:name="P17" style:family="paragraph" style:parent-style-name="Standard" style:list-style-name="WW8Num4">
      <style:text-properties officeooo:rsid="001e51c2" officeooo:paragraph-rsid="001e51c2"/>
    </style:style>
    <style:style style:name="P18" style:family="paragraph" style:parent-style-name="Standard" style:list-style-name="WW8Num9"/>
    <style:style style:name="P19" style:family="paragraph" style:parent-style-name="Standard" style:list-style-name="WW8Num9">
      <style:text-properties officeooo:paragraph-rsid="00240f89"/>
    </style:style>
    <style:style style:name="P20" style:family="paragraph" style:parent-style-name="Standard" style:list-style-name="WW8Num9">
      <style:text-properties officeooo:paragraph-rsid="0025b95d"/>
    </style:style>
    <style:style style:name="P21" style:family="paragraph" style:parent-style-name="Heading" style:master-page-name="Standard">
      <style:paragraph-properties style:page-number="auto"/>
      <style:text-properties officeooo:rsid="00168431" officeooo:paragraph-rsid="00168431"/>
    </style:style>
    <style:style style:name="P22" style:family="paragraph" style:parent-style-name="Heading_20_1">
      <style:text-properties officeooo:paragraph-rsid="0020fb72"/>
    </style:style>
    <style:style style:name="P23" style:family="paragraph" style:parent-style-name="InfoBlue">
      <style:text-properties officeooo:paragraph-rsid="0021b714"/>
    </style:style>
    <style:style style:name="P24" style:family="paragraph" style:parent-style-name="InfoBlue">
      <style:text-properties fo:color="#000000" officeooo:paragraph-rsid="00231ff1"/>
    </style:style>
    <style:style style:name="P25" style:family="paragraph" style:parent-style-name="InfoBlue">
      <style:text-properties fo:color="#000000" officeooo:rsid="0028ca19" officeooo:paragraph-rsid="0028ca19"/>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weight="bold" officeooo:rsid="0027b50a" style:font-weight-asian="bold" style:font-weight-complex="bold"/>
    </style:style>
    <style:style style:name="T10" style:family="text">
      <style:text-properties fo:font-style="italic" style:font-style-asian="italic" text:display="none"/>
    </style:style>
    <style:style style:name="T11" style:family="text">
      <style:text-properties officeooo:rsid="0018ab6e"/>
    </style:style>
    <style:style style:name="T12" style:family="text">
      <style:text-properties officeooo:rsid="001a718f"/>
    </style:style>
    <style:style style:name="T13" style:family="text">
      <style:text-properties officeooo:rsid="001d83e9"/>
    </style:style>
    <style:style style:name="T14" style:family="text">
      <style:text-properties officeooo:rsid="001ffe67"/>
    </style:style>
    <style:style style:name="T15" style:family="text">
      <style:text-properties officeooo:rsid="0021b714"/>
    </style:style>
    <style:style style:name="T16" style:family="text">
      <style:text-properties officeooo:rsid="00231ff1"/>
    </style:style>
    <style:style style:name="T17" style:family="text">
      <style:text-properties fo:font-variant="normal" fo:text-transform="none" fo:color="#000000" style:text-line-through-style="none" style:text-line-through-type="none" style:font-name="Times New Roman1" fo:font-size="10pt" fo:letter-spacing="normal" fo:font-style="normal" style:text-underline-style="none" fo:font-weight="normal" officeooo:rsid="00240f89" style:text-blinking="false" fo:background-color="#ffffff" loext:char-shading-value="0" style:font-size-asian="10pt" style:font-weight-asian="bold" style:font-size-complex="10pt" style:font-weight-complex="bold"/>
    </style:style>
    <style:style style:name="T18" style:family="text">
      <style:text-properties fo:font-weight="normal" officeooo:rsid="0027b50a" style:font-weight-asian="normal" style:font-weight-complex="normal"/>
    </style:style>
    <style:style style:name="T19" style:family="text">
      <style:text-properties fo:color="#000000" fo:font-size="10pt" fo:font-weight="bold" officeooo:rsid="00240f89" style:font-size-asian="10pt" style:font-weight-asian="bold" style:font-size-complex="10pt" style:font-weight-complex="bold"/>
    </style:style>
    <style:style style:name="T20" style:family="text">
      <style:text-properties fo:color="#000000" fo:font-size="10pt" fo:font-weight="normal" officeooo:rsid="00240f89" style:font-size-asian="10pt" style:font-weight-asian="normal" style:font-size-complex="10pt" style:font-weight-complex="normal"/>
    </style:style>
    <style:style style:name="T21" style:family="text">
      <style:text-properties fo:color="#000000" style:font-name="Times New Roman1" fo:font-size="10pt" fo:font-weight="bold" officeooo:rsid="00240f89" style:font-size-asian="10pt" style:font-weight-asian="bold" style:font-size-complex="10pt" style:font-weight-complex="bold"/>
    </style:style>
    <style:style style:name="T22" style:family="text">
      <style:text-properties officeooo:rsid="0025b95d"/>
    </style:style>
    <style:style style:name="T23" style:family="text">
      <style:text-properties officeooo:rsid="0027f6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2">conquistar</text:span> o maior número de <text:span text:style-name="T12">clientes</text:span> poss<text:span text:style-name="T12">í</text:span>veis. <text:span text:style-name="T11">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11">A aplicação séra desenvolvida de forma totalmente nova, ou seja, sem utilizar sistemas antigos ou legados. <text:span text:style-name="T13">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2">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text:span text:style-name="T14">ferramentas,</text:span> além do fato que nosso desenvolvedor é muito familiarizado com ela . Por fim, para parte visual e estruturação, teremos CSS e HTML, respectivamente.</text:p>
      <text:h text:style-name="Heading_20_1" text:outline-level="1">Architecturally significant requirements</text:h>
      <text:p text:style-name="P7"><text:a xlink:type="simple" xlink:href="https://firebase.google.com/docs/web/setup" text:style-name="Internet_20_link" text:visited-style-name="Visited_20_Internet_20_Link">https://firebase.google.com/docs/web/setup</text:a></text:p>
      <text:p text:style-name="P7"><text:a xlink:type="simple" xlink:href="https://www.javascript.com/" text:style-name="Internet_20_link" text:visited-style-name="Visited_20_Internet_20_Link">https://www.javascript.com/</text:a></text:p>
      <text:p text:style-name="P7"><text:a xlink:type="simple" xlink:href="https://facebook.github.io/react/" text:style-name="Internet_20_link" text:visited-style-name="Visited_20_Internet_20_Link">https://facebook.github.io/react/</text:a></text:p>
      <text:p text:style-name="P7"/>
      <text:p text:style-name="InfoBlue">[Insert a reference or link to the requirements that must be implemented to realize the architecture.]</text:p>
      <text:h text:style-name="Heading_20_1" text:outline-level="1">Decisions, constraints, and justifications</text:h>
      <text:list xml:id="list1426240563983614019" text:style-name="WW8Num4">
        <text:list-item>
          <text:p text:style-name="P17">Banco de Dados: Firebase porque é gratuito, tem boa perfomance e é um produto da Google.</text:p>
        </text:list-item>
        <text:list-item>
          <text:p text:style-name="P17">Linguagem de Programação: JavaScript porque é muito versátil, altamente utilizada e com ela ganhamos a possibilidade de utilizar REACT <text:span text:style-name="T23">ou Angular</text:spa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P15" text:outline-level="2"><text:s text:c="6"/>Firebase</text:h>
      <text:p text:style-name="P14">Banco de dados escolhido para a aplicação, atualmente o ambiente dele já está configurado.</text:p>
      <text:p text:style-name="P13">[Describe the purpose, attributes, and function of the architectural mechanism.]</text:p>
      <text:h text:style-name="P16" text:outline-level="2"><text:soft-page-break/>JavaScript</text:h>
      <text:p text:style-name="P6">Linguagem escolhida para desenvolver a aplicação, atualmente está associada ao ambiente do banco de dados.</text:p>
      <text:p text:style-name="P13">[Describe the purpose, attributes, and function of the architectural mechanism.]</text:p>
      <text:h text:style-name="Heading_20_1" text:outline-level="1">Key abstractions </text:h>
      <text:p text:style-name="P25">Os conceitos críticos da solução são: conexão com a internet, 3G, 4G ou Wi-Fi e uma conexão estável com o banco de dados que se dará pelo sucesso do primeiro ponto levantado. </text:p>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P22" text:outline-level="1">Layers or architectural framework</text:h>
      <text:p text:style-name="P24"><text:span text:style-name="T15">Para a nossa solução, utilizaremos o padrão arquitetural Model-View-Controller (MVC). É uma forma de quebrar uma aplicação, ou até mesmo um pedaço da interface de uma aplicação, em três partes: o modelo, a visão e o controlador.</text:span></text:p>
      <text:p text:style-name="P24"><text:span text:style-name="T16">Nesse padrão o Controller que interpreta as entradas do mouse ou do teclado enviado pelo usuário e mapeia essas ações do usuário em comandos que são enviados para o Model e/ou para a View para efetuar a alteração apropriada. Por sua vez o modelo (Model) gerencia um ou mais elementos de dados, responde a perguntas sobre o seu estado e responde a instruções para mudar de estado. </text:span></text:p>
      <text:p text:style-name="P23">[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9200717660807131187" text:style-name="WW8Num9">
        <text:list-item>
          <text:p text:style-name="P18"><text:span text:style-name="T8">Logical: </text:span><text:span text:style-name="T18">Seguir a estrutura de pacotes do padrão arquitetural escolhido, MVC.</text:span></text:p>
        </text:list-item>
        <text:list-item>
          <text:p text:style-name="P20"><text:span text:style-name="T8">Operational:</text:span> <text:span text:style-name="T22">Single-thread.</text:span></text:p>
        </text:list-item>
        <text:list-item>
          <text:p text:style-name="P19"><text:span text:style-name="T8">Use case: </text:span><text:span text:style-name="T20">Verificar o arquivo</text:span><text:span text:style-name="T19"> </text:span><text:span text:style-name="T21">“</text:span><text:bookmark text:name="d5c254877c5aad3589c59859ab39aae8-b7ddb0a375ce64fb8c9b5297cb62c19be5bf1436"/><text:a xlink:type="simple" xlink:href="https://github.com/feliperiffel/ProjetoSistema/blob/master/WalkingInfo.asta" text:style-name="Internet_20_link" text:visited-style-name="Visited_20_Internet_20_Link"><text:span text:style-name="T17">WalkingInfo.asta</text:span></text:a><text:span text:style-name="T21">”</text:span></text:p>
        </text:list-item>
      </text:list>
      <text:p text:style-name="Standard"><text:bookmark text:name="_PictureBullets"/><text:span text:style-name="InfoBlue_20_Char"><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pple-system" svg:font-family="apple-system, BlinkMacSystemFont, 'Segoe UI', Helvetica, Arial, sans-serif, 'Apple Color Emoji', 'Segoe UI Emoji', 'Segoe UI Symbol'"/>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2</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2T17:17:48.589328345">2017</text:date></text:p>
            </table:table-cell>
            <table:table-cell table:style-name="Table1.A1" office:value-type="string">
              <text:p text:style-name="MP5"><text:span text:style-name="MT3">Page </text:span><text:span text:style-name="Page_20_Number"><text:span text:style-name="MT3"><text:page-number text:select-page="current">1</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2T17:17:48.400939962</dc:date>
    <meta:print-date>2001-03-15T14:26:00</meta:print-date>
    <meta:editing-cycles>18</meta:editing-cycles>
    <meta:editing-duration>PT4H38M12S</meta:editing-duration>
    <meta:generator>LibreOffice/5.1.6.2$Linux_X86_64 LibreOffice_project/10m0$Build-2</meta:generator>
    <meta:document-statistic meta:table-count="2" meta:image-count="0" meta:object-count="0" meta:page-count="2" meta:paragraph-count="46" meta:word-count="792" meta:character-count="5130" meta:non-whitespace-character-count="4385"/>
  </office:meta>
</office:document-meta>
</file>